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2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309826"/>
    </style:style>
    <style:style style:name="P5" style:family="paragraph" style:parent-style-name="wP14" style:list-style-name="L1">
      <style:paragraph-properties fo:line-height="115%"/>
      <style:text-properties officeooo:paragraph-rsid="00127dec"/>
    </style:style>
    <style:style style:name="P6" style:family="paragraph" style:parent-style-name="wP14" style:list-style-name="L1">
      <style:paragraph-properties fo:line-height="115%"/>
      <style:text-properties officeooo:paragraph-rsid="002cfec9"/>
    </style:style>
    <style:style style:name="P7" style:family="paragraph" style:parent-style-name="wP14" style:list-style-name="L1">
      <style:paragraph-properties fo:line-height="115%"/>
      <style:text-properties officeooo:paragraph-rsid="001186c8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11" style:family="paragraph" style:parent-style-name="wP14" style:list-style-name="L1">
      <style:paragraph-properties fo:line-height="115%"/>
      <style:text-properties officeooo:rsid="000fe56b" officeooo:paragraph-rsid="0045c46a"/>
    </style:style>
    <style:style style:name="P12" style:family="paragraph" style:parent-style-name="wP14" style:list-style-name="L1">
      <style:paragraph-properties fo:line-height="115%"/>
      <style:text-properties officeooo:rsid="000fe56b" officeooo:paragraph-rsid="003f7909"/>
    </style:style>
    <style:style style:name="P13" style:family="paragraph" style:parent-style-name="wP14" style:list-style-name="L1">
      <style:paragraph-properties fo:line-height="115%"/>
      <style:text-properties officeooo:rsid="000fe56b" officeooo:paragraph-rsid="0049480e"/>
    </style:style>
    <style:style style:name="P14" style:family="paragraph" style:parent-style-name="wP14" style:list-style-name="L1">
      <style:paragraph-properties fo:line-height="115%"/>
      <style:text-properties officeooo:rsid="000fe56b" officeooo:paragraph-rsid="00309826"/>
    </style:style>
    <style:style style:name="P15" style:family="paragraph" style:parent-style-name="wP14" style:list-style-name="L1">
      <style:paragraph-properties fo:line-height="115%"/>
      <style:text-properties style:font-name="Courier New" fo:font-size="12pt" fo:language="none" fo:country="none" officeooo:rsid="002cfec9" officeooo:paragraph-rsid="002cfec9" style:font-name-asian="Noto Serif CJK SC" style:font-size-asian="12pt" style:font-name-complex="Droid Sans Devanagari"/>
    </style:style>
    <style:style style:name="P16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7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cfec9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db40d" style:font-name-asian="Noto Serif CJK SC" style:font-size-asian="12pt" style:font-name-complex="Droid Sans Devanagari"/>
    </style:style>
    <style:style style:name="T14" style:family="text">
      <style:text-properties style:font-name="Courier New" fo:font-size="12pt" fo:language="none" fo:country="none" officeooo:rsid="004cd88f" style:font-name-asian="Noto Serif CJK SC" style:font-size-asian="12pt" style:font-name-complex="Droid Sans Devanagari"/>
    </style:style>
    <style:style style:name="T15" style:family="text">
      <style:text-properties officeooo:rsid="001e4d2f"/>
    </style:style>
    <style:style style:name="T16" style:family="text">
      <style:text-properties officeooo:rsid="0020103d"/>
    </style:style>
    <style:style style:name="T17" style:family="text">
      <style:text-properties officeooo:rsid="0021106b"/>
    </style:style>
    <style:style style:name="T18" style:family="text">
      <style:text-properties officeooo:rsid="0022beff"/>
    </style:style>
    <style:style style:name="T19" style:family="text">
      <style:text-properties officeooo:rsid="0026136a"/>
    </style:style>
    <style:style style:name="T20" style:family="text">
      <style:text-properties officeooo:rsid="00290e9e"/>
    </style:style>
    <style:style style:name="T21" style:family="text">
      <style:text-properties officeooo:rsid="002cfec9"/>
    </style:style>
    <style:style style:name="T22" style:family="text">
      <style:text-properties officeooo:rsid="002db40d"/>
    </style:style>
    <style:style style:name="T23" style:family="text">
      <style:text-properties officeooo:rsid="002edb94"/>
    </style:style>
    <style:style style:name="T24" style:family="text">
      <style:text-properties officeooo:rsid="00309826"/>
    </style:style>
    <style:style style:name="T25" style:family="text">
      <style:text-properties officeooo:rsid="00354c76"/>
    </style:style>
    <style:style style:name="T26" style:family="text">
      <style:text-properties officeooo:rsid="0038de9b"/>
    </style:style>
    <style:style style:name="T27" style:family="text">
      <style:text-properties officeooo:rsid="003f7909"/>
    </style:style>
    <style:style style:name="T28" style:family="text">
      <style:text-properties officeooo:rsid="00408e79"/>
    </style:style>
    <style:style style:name="T29" style:family="text">
      <style:text-properties officeooo:rsid="00422b80"/>
    </style:style>
    <style:style style:name="T30" style:family="text">
      <style:text-properties officeooo:rsid="00438dcd"/>
    </style:style>
    <style:style style:name="T31" style:family="text">
      <style:text-properties officeooo:rsid="0045c46a"/>
    </style:style>
    <style:style style:name="T32" style:family="text">
      <style:text-properties officeooo:rsid="0049480e"/>
    </style:style>
    <style:style style:name="T33" style:family="text">
      <style:text-properties officeooo:rsid="004b4ebd"/>
    </style:style>
    <style:style style:name="T34" style:family="text">
      <style:text-properties officeooo:rsid="004fc792"/>
    </style:style>
    <style:style style:name="T35" style:family="text">
      <style:text-properties officeooo:rsid="0051bb3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381413170" text:style-name="L1">
        <text:list-item>
          <text:p text:style-name="P17"><text:span text:style-name="wT10">&lt;</text:span><text:span text:style-name="wT10"><text:span text:style-name="T1">program&gt; → &lt;prolog&gt; &lt;</text:span></text:span><text:span text:style-name="wT10"><text:span text:style-name="T15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5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8">&lt;functions&gt; → &lt;func&gt; &lt;function_n&gt;</text:p>
        </text:list-item>
        <text:list-item>
          <text:p text:style-name="P8">&lt;function_n&gt; → &lt;func&gt; &lt;function_n&gt;</text:p>
        </text:list-item>
        <text:list-item>
          <text:p text:style-name="P8">&lt;function_n&gt; → eps</text:p>
        </text:list-item>
        <text:list-item>
          <text:p text:style-name="P8"><text:bookmark-start text:name="__DdeLink__192_3878040233"/>&lt;func&gt; → func ID ( &lt;arguments&gt; ) &lt;func_return&gt; &lt;<text:span text:style-name="T16">cmd</text:span>_b<text:span text:style-name="T16">lock</text:span>&gt;<text:bookmark-end text:name="__DdeLink__192_3878040233"/></text:p>
        </text:list-item>
        <text:list-item>
          <text:p text:style-name="P8">&lt;arguments&gt; → ID &lt;type&gt; &lt;arguments_n&gt;</text:p>
        </text:list-item>
        <text:list-item>
          <text:p text:style-name="P8">&lt;arguments_n&gt; → , ID &lt;type&gt; &lt;arguments_n&gt;</text:p>
        </text:list-item>
        <text:list-item>
          <text:p text:style-name="P8">&lt;arguments_n&gt; → eps</text:p>
        </text:list-item>
        <text:list-item>
          <text:p text:style-name="P8">&lt;type&gt; → int</text:p>
        </text:list-item>
        <text:list-item>
          <text:p text:style-name="P8">&lt;type&gt; → float64</text:p>
        </text:list-item>
        <text:list-item>
          <text:p text:style-name="P8">&lt;type&gt; → string</text:p>
        </text:list-item>
        <text:list-item>
          <text:p text:style-name="P8">&lt;<text:span text:style-name="T21">type&gt; → bool</text:span></text:p>
        </text:list-item>
        <text:list-item>
          <text:p text:style-name="P8">&lt;arguments&gt; → eps</text:p>
        </text:list-item>
        <text:list-item>
          <text:p text:style-name="P9">&lt;func_return&gt; → <text:s/>( &lt;<text:span text:style-name="T23">f_type&gt;</text:span><text:span text:style-name="T19"> </text:span>)</text:p>
        </text:list-item>
        <text:list-item>
          <text:p text:style-name="P9">&lt;<text:span text:style-name="T19">f_type&gt; → &lt;type&gt; &lt;</text:span><text:span text:style-name="T23">r_type_n&gt;</text:span></text:p>
        </text:list-item>
        <text:list-item>
          <text:p text:style-name="P9">&lt;<text:span text:style-name="T19">f_type&gt; → eps</text:span></text:p>
        </text:list-item>
        <text:list-item>
          <text:p text:style-name="P8">&lt;r_type_n&gt; → , &lt;type&gt; &lt;r_type_n&gt;</text:p>
        </text:list-item>
        <text:list-item>
          <text:p text:style-name="P8">&lt;r_type_n&gt; → eps</text:p>
        </text:list-item>
        <text:list-item>
          <text:p text:style-name="P8">&lt;func_return&gt; → eps</text:p>
        </text:list-item>
        <text:list-item>
          <text:p text:style-name="P3"><text:span text:style-name="T1">&lt;</text:span><text:span text:style-name="T16">cmd</text:span><text:span text:style-name="T1">_</text:span><text:span text:style-name="T16">block</text:span><text:span text:style-name="T1">&gt; → </text:span><text:span text:style-name="T7">{ </text:span><text:span text:style-name="T11">EOL</text:span><text:span text:style-name="T10"> </text:span><text:span text:style-name="T1">&lt;commands&gt; </text:span><text:span text:style-name="T17">} <text:s/></text:span><text:span text:style-name="T9">EOL</text:span></text:p>
        </text:list-item>
        <text:list-item>
          <text:p text:style-name="P10">&lt;commands&gt; → &lt;cmd&gt; <text:span text:style-name="T20">EOL</text:span> &lt;commands&gt;</text:p>
        </text:list-item>
        <text:list-item>
          <text:p text:style-name="P8">&lt;commands&gt; → eps</text:p>
        </text:list-item>
        <text:list-item>
          <text:p text:style-name="P8">&lt;cmd&gt; → <text:span text:style-name="T29">ID</text:span> &lt;<text:span text:style-name="T31">statement&gt;</text:span></text:p>
        </text:list-item>
        <text:list-item>
          <text:p text:style-name="P11">&lt;<text:span text:style-name="T31">statement&gt; → </text:span>&lt;<text:span text:style-name="T35">id_mul&gt; = </text:span><text:span text:style-name="T34">&lt;assignment&gt;</text:span></text:p>
        </text:list-item>
        <text:list-item>
          <text:p text:style-name="P11">&lt;<text:span text:style-name="T34">id_mul&gt; → , ID &lt;id_mul&gt;</text:span></text:p>
        </text:list-item>
        <text:list-item>
          <text:p text:style-name="P11">&lt;<text:span text:style-name="T34">id_mul&gt; → eps</text:span></text:p>
        </text:list-item>
        <text:list-item>
          <text:p text:style-name="P12">&lt;<text:span text:style-name="T27">assignment&gt; → </text:span><text:span text:style-name="T26">&lt;expression&gt; &lt;</text:span><text:span text:style-name="T33">expr_n&gt;</text:span></text:p>
        </text:list-item>
        <text:list-item>
          <text:p text:style-name="P12">&lt;<text:span text:style-name="T33">expr_n&gt; → , &lt;expression&gt; &lt;expr_n&gt;</text:span></text:p>
        </text:list-item>
        <text:list-item>
          <text:p text:style-name="P12">&lt;<text:span text:style-name="T33">expr_n&gt; → eps</text:span></text:p>
        </text:list-item>
        <text:list-item>
          <text:p text:style-name="P12">&lt;<text:span text:style-name="T27">assignment&gt; → ID ( &lt;arguments&gt; )</text:span></text:p>
        </text:list-item>
        <text:list-item>
          <text:p text:style-name="P13">&lt;<text:span text:style-name="T31">statement</text:span><text:span text:style-name="T30">&gt; → </text:span><text:span text:style-name="T28">( &lt;arguments&gt; )</text:span></text:p>
        </text:list-item>
        <text:list-item>
          <text:p text:style-name="P2"><text:span text:style-name="T1">&lt;</text:span><text:span text:style-name="T25">stat</text:span><text:span text:style-name="T32">ement</text:span><text:span text:style-name="T25">&gt; → := &lt;</text:span><text:span text:style-name="T14">expression</text:span><text:span text:style-name="T27">&gt;</text:span></text:p>
        </text:list-item>
        <text:list-item>
          <text:p text:style-name="P8">&lt;<text:span text:style-name="T24">stat</text:span><text:span text:style-name="T32">ement</text:span><text:span text:style-name="T24">&gt; → &lt;unary&gt; &lt;expression&gt;</text:span></text:p>
        </text:list-item>
        <text:list-item>
          <text:p text:style-name="P8">&lt;<text:span text:style-name="T24">unary</text:span><text:span text:style-name="T21">&gt; → +=</text:span></text:p>
        </text:list-item>
        <text:list-item>
          <text:p text:style-name="P14">&lt;<text:span text:style-name="T24">unary</text:span><text:span text:style-name="T21">&gt; → -=</text:span></text:p>
        </text:list-item>
        <text:list-item>
          <text:p text:style-name="P14">&lt;<text:span text:style-name="T24">unary</text:span><text:span text:style-name="T21">&gt; → *=</text:span></text:p>
        </text:list-item>
        <text:list-item>
          <text:p text:style-name="P4"><text:span text:style-name="T1">&lt;</text:span><text:span text:style-name="T24">unary</text:span><text:span text:style-name="T21">&gt; → /=</text:span></text:p>
        </text:list-item>
        <text:list-item>
          <text:p text:style-name="P5"><text:span text:style-name="T1">&lt;</text:span><text:span text:style-name="T2">cmd&gt; → </text:span><text:bookmark-start text:name="__DdeLink__194_3878040233"/><text:span text:style-name="T18">if &lt;expression&gt;</text:span><text:span text:style-name="T5"> &lt;</text:span><text:span text:style-name="T6">cmd_block</text:span><text:span text:style-name="T5">&gt;</text:span><text:bookmark-end text:name="__DdeLink__194_3878040233"/><text:span text:style-name="T5"> &lt;</text:span><text:span text:style-name="T13">if_else</text:span><text:span text:style-name="T12">&gt;</text:span></text:p>
        </text:list-item>
        <text:list-item>
          <text:p text:style-name="P6"><text:span text:style-name="T12">&lt;if_</text:span><text:span text:style-name="T13">else</text:span><text:span text:style-name="T12">&gt; → </text:span><text:span text:style-name="T5">else</text:span><text:span text:style-name="T8"> </text:span><text:span text:style-name="T9">&lt;</text:span><text:span text:style-name="T12">if_else_st&gt;</text:span></text:p>
        </text:list-item>
        <text:list-item>
          <text:p text:style-name="P6"><text:span text:style-name="T12">&lt;</text:span><text:span text:style-name="T13">if_else&gt; → eps</text:span></text:p>
        </text:list-item>
        <text:list-item>
          <text:p text:style-name="P15">&lt;if_else_st&gt; → &lt;cmd_block&gt;</text:p>
        </text:list-item>
        <text:list-item>
          <text:p text:style-name="P6">&lt;<text:span text:style-name="T21">if_else_st&gt; → if &lt;cmd_block&gt; &lt;if_else_st_n&gt;</text:span></text:p>
        </text:list-item>
        <text:list-item>
          <text:p text:style-name="P6">&lt;<text:span text:style-name="T21">if_else_st_n&gt; → &lt;if_</text:span><text:span text:style-name="T22">else</text:span><text:span text:style-name="T21">&gt;</text:span></text:p>
        </text:list-item>
        <text:list-item>
          <text:p text:style-name="P16">&lt;cmd&gt; → <text:bookmark-start text:name="__DdeLink__196_3878040233"/>for &lt;for_definition&gt; ; &lt;expression&gt; ; &lt;for_assignment&gt; &lt;<text:span text:style-name="T16">cmd_block&gt;</text:span><text:bookmark-end text:name="__DdeLink__196_3878040233"/></text:p>
        </text:list-item>
        <text:list-item>
          <text:p text:style-name="P16">&lt;for_definition&gt; → ID := &lt;expression&gt; </text:p>
        </text:list-item>
        <text:list-item>
          <text:p text:style-name="P16"><text:soft-page-break/>&lt;for_definition&gt; → eps</text:p>
        </text:list-item>
        <text:list-item>
          <text:p text:style-name="P7"><text:span text:style-name="T2">&lt;for_assignment&gt; → </text:span><text:span text:style-name="T4">ID</text:span><text:span text:style-name="T2"> = &lt;expression&gt;</text:span></text:p>
        </text:list-item>
        <text:list-item>
          <text:p text:style-name="P16">&lt;for_assignment&gt; → eps</text:p>
        </text:list-item>
        <text:list-item>
          <text:p text:style-name="P16">&lt;<text:span text:style-name="T16">cmd&gt; → &lt;return_cmd&gt;</text:span></text:p>
        </text:list-item>
        <text:list-item>
          <text:p text:style-name="P16">&lt;<text:span text:style-name="T16">return_cmd</text:span>&gt; → return &lt;return_stat&gt;</text:p>
        </text:list-item>
        <text:list-item>
          <text:p text:style-name="P16">&lt;return_stat&gt; → &lt;expression&gt;</text:p>
        </text:list-item>
        <text:list-item>
          <text:p text:style-name="P16">&lt;return_stat&gt; → eps</text:p>
        </text:list-item>
        <text:list-item>
          <text:p text:style-name="P7"><text:span text:style-name="T2">&lt;</text:span><text:span text:style-name="T16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2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1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1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1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1-27T12:20:59.876000000</dc:date>
    <meta:keyword/>
    <meta:editing-cycles>38</meta:editing-cycles>
    <meta:editing-duration>PT5H18M39S</meta:editing-duration>
    <meta:document-statistic meta:table-count="0" meta:image-count="0" meta:object-count="0" meta:page-count="2" meta:paragraph-count="57" meta:word-count="289" meta:character-count="1668" meta:non-whitespace-character-count="1490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